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2bc5a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2bc5a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2bc5a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2bc5a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2bc5a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2bc5a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2bc5a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2bc5a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2bc5a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2bc5a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2bc5a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2bc5a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2bc5a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2bc5a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2bc5a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2bc5a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2bc5a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Juan Carlos Martinez Tucuyo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3/7/2011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38329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1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Juan Alberto Martinez Martin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8476276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4:57.82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7" meta:character-count="1167" meta:non-whitespace-character-count="1000"/>
    <meta:template xlink:type="simple" xlink:actuate="onRequest" xlink:title="Normal" xlink:href=""/>
  </office:meta>
</office:document-meta>
</file>